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AsPayloadTokenFilter.TypeAsPayloadTokenFilter( Token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AsPayloadToken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